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3668" officeooo:paragraph-rsid="000d3668"/>
    </style:style>
    <style:style style:name="P2" style:family="paragraph" style:parent-style-name="Standard">
      <style:paragraph-properties fo:text-align="start" style:justify-single-word="false"/>
      <style:text-properties officeooo:rsid="000d3668" officeooo:paragraph-rsid="000d3668"/>
    </style:style>
    <style:style style:name="P3" style:family="paragraph" style:parent-style-name="Standard">
      <style:paragraph-properties fo:text-align="center" style:justify-single-word="false"/>
      <style:text-properties fo:font-size="54pt" style:text-underline-style="solid" style:text-underline-width="auto" style:text-underline-color="font-color" officeooo:rsid="000d3668" officeooo:paragraph-rsid="000d3668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d3668" officeooo:paragraph-rsid="000d3668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officeooo:rsid="000e31ad" officeooo:paragraph-rsid="000e4dbe"/>
    </style:style>
    <style:style style:name="P6" style:family="paragraph" style:parent-style-name="Standard">
      <style:paragraph-properties fo:text-align="start" style:justify-single-word="false"/>
      <style:text-properties officeooo:rsid="000e4dbe" officeooo:paragraph-rsid="000e4dbe"/>
    </style:style>
    <style:style style:name="P7" style:family="paragraph" style:parent-style-name="Standard">
      <style:paragraph-properties fo:text-align="start" style:justify-single-word="false"/>
      <style:text-properties officeooo:rsid="000e4dbe" officeooo:paragraph-rsid="000e9c54"/>
    </style:style>
    <style:style style:name="P8" style:family="paragraph" style:parent-style-name="Standard">
      <style:paragraph-properties fo:text-align="start" style:justify-single-word="false"/>
      <style:text-properties officeooo:rsid="000e4dbe" officeooo:paragraph-rsid="0015a479"/>
    </style:style>
    <style:style style:name="P9" style:family="paragraph" style:parent-style-name="Standard">
      <style:paragraph-properties fo:text-align="start" style:justify-single-word="false"/>
      <style:text-properties officeooo:rsid="000eb609" officeooo:paragraph-rsid="000eb609"/>
    </style:style>
    <style:style style:name="P10" style:family="paragraph" style:parent-style-name="Standard">
      <style:paragraph-properties fo:text-align="start" style:justify-single-word="false"/>
      <style:text-properties officeooo:rsid="0011c6cc" officeooo:paragraph-rsid="0011c6cc"/>
    </style:style>
    <style:style style:name="P11" style:family="paragraph" style:parent-style-name="Standard">
      <style:paragraph-properties fo:text-align="start" style:justify-single-word="false"/>
      <style:text-properties officeooo:rsid="0013d9fe" officeooo:paragraph-rsid="0013d9fe"/>
    </style:style>
    <style:style style:name="P12" style:family="paragraph" style:parent-style-name="Standard">
      <style:paragraph-properties fo:text-align="start" style:justify-single-word="false"/>
      <style:text-properties officeooo:rsid="0015880b" officeooo:paragraph-rsid="0015880b"/>
    </style:style>
    <style:style style:name="P13" style:family="paragraph" style:parent-style-name="Standard">
      <style:paragraph-properties fo:text-align="start" style:justify-single-word="false"/>
      <style:text-properties officeooo:rsid="0015a479" officeooo:paragraph-rsid="0015a479"/>
    </style:style>
    <style:style style:name="P14" style:family="paragraph" style:parent-style-name="Standard">
      <style:paragraph-properties fo:text-align="start" style:justify-single-word="false"/>
      <style:text-properties officeooo:rsid="00192919" officeooo:paragraph-rsid="00192919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4dbe" officeooo:paragraph-rsid="0015a479"/>
    </style:style>
    <style:style style:name="P16" style:family="paragraph" style:parent-style-name="Standard">
      <style:paragraph-properties fo:text-align="center" style:justify-single-word="false" fo:break-before="page"/>
      <style:text-properties officeooo:rsid="000d3668" officeooo:paragraph-rsid="000d3668"/>
    </style:style>
    <style:style style:name="T1" style:family="text">
      <style:text-properties officeooo:rsid="000e4dbe"/>
    </style:style>
    <style:style style:name="T2" style:family="text">
      <style:text-properties officeooo:rsid="000e9c54"/>
    </style:style>
    <style:style style:name="T3" style:family="text">
      <style:text-properties officeooo:rsid="000f9e38"/>
    </style:style>
    <style:style style:name="T4" style:family="text">
      <style:text-properties officeooo:rsid="0015880b"/>
    </style:style>
    <style:style style:name="T5" style:family="text">
      <style:text-properties officeooo:rsid="0015a479"/>
    </style:style>
    <style:style style:name="T6" style:family="text">
      <style:text-properties officeooo:rsid="0017687c"/>
    </style:style>
    <style:style style:name="T7" style:family="text">
      <style:text-properties officeooo:rsid="00189509"/>
    </style:style>
    <style:style style:name="T8" style:family="text">
      <style:text-properties officeooo:rsid="00192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ALAXIAN</text:p>
      <text:p text:style-name="P4">Game Design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el Benito Barahona</text:p>
      <text:p text:style-name="P1">Ariana Bruno</text:p>
      <text:p text:style-name="P1">Tomas Diez</text:p>
      <text:p text:style-name="P1"/>
      <text:p text:style-name="P16">Jugabilidad</text:p>
      <text:p text:style-name="P2"/>
      <text:p text:style-name="P5">Galaxian sera un shoot'em up vertical, con los enemigos apareciendo en la parte superior de la pantalla y la nave del jugador en la parte inferior. </text:p>
      <text:p text:style-name="P5">Cada nivel el jugador se enfrentara a un numero fijo de enemigos, de diversos tipos, que apareceran en formacion y atacaran de forma aleatoria, <text:span text:style-name="T1">a veces haciendo pasadas hacia abajo para luego reaparecer en la parte superior del mapa.</text:span></text:p>
      <text:p text:style-name="P5"><text:span text:style-name="T1">El jugador debera eliminar a todos los enemigos, paraavanzar a la siguiente etapa, mientras esquiva los ataques moviendose lateralmente</text:span></text:p>
      <text:p text:style-name="P5"/>
      <text:p text:style-name="P5"/>
      <text:p text:style-name="P6">Personajes</text:p>
      <text:p text:style-name="P6"/>
      <text:p text:style-name="P6">Jugador</text:p>
      <text:p text:style-name="P6"/>
      <text:p text:style-name="P7">La nave del jugador dispondra de 4 tipos distintos de armas, las cual debera usar selectamente para eliminar a los enemigos que encontrara durante el juego. Ademas, podra moverse <text:span text:style-name="T2">desde un lado del <text:s/>mapa hasta el otro, a gran velocidad, pero no podra hacerlo hacia adelante ni hacia atrás.</text:span></text:p>
      <text:p text:style-name="P7"><text:span text:style-name="T2">Debera ser cuidadoso a la hora de esquivar los disparos enemigos, pues no podra soportar muchos impactos, y si su vida llega a cero debera reiniciar el nivel.</text:span></text:p>
      <text:p text:style-name="P7"/>
      <text:p text:style-name="P9">Enemigos</text:p>
      <text:p text:style-name="P9"/>
      <text:p text:style-name="P9">El jugador se enfrentara a diversos tipos de enemigos, <text:span text:style-name="T3">que se ubicaran en formacion recatngular y la mantendran durante todo el nivel, moviendose de lado a lado en conjunto. Ocasionalmente, las naves abandonaran la formacion para hacer pasadas, moviendose hacia abajo a alta velocidad y disparando hasta llegar al fondo del mapa. Una vez que llegan al final del mapa, reapareceran en la parte superior y volveran a su posicion. Las naves enemigas podran atravesarse entre si y sus disparos no dañaran naves aliadas.</text:span></text:p>
      <text:p text:style-name="P9"/>
      <text:p text:style-name="P10">Tipos de enemigos:</text:p>
      <text:p text:style-name="P10"/>
      <text:p text:style-name="P10">Kamikaze <text:span text:style-name="T4">MkI</text:span>: <text:span text:style-name="T4">Debido a su poca vida, s</text:span>e ubicaran al final de la formacion, protegidas por el resto de las naves. <text:span text:style-name="T4">Al atacar, rompen filas y se dirijen hacia atrás de la formacion, donde se moveran de lado a lado por un tiempo, hasta detenerse brevemente en un punto aleatorio para luego arremeter hacia abajo en linea recta a alta velocidad, haciendo daño masivo si golpea al jugador.</text:span></text:p>
      <text:p text:style-name="P10"/>
      <text:p text:style-name="P11">Naves de ataque: Se ubican en la anteultima fila, son las naves mas fuertemente armadas y las mas dificiles de destruir. No realizan pasadas, pero <text:span text:style-name="T4">pueden disparar un proyectil especial, mas lento, pero con mucho mas daño.</text:span></text:p>
      <text:p text:style-name="P11"/>
      <text:p text:style-name="P12">Cazas: Son los enemigos mas numerosos, aunque no inflingen demasiado daño y son mas faciles de destruir, se ubican en las filas centrales de la formacion, y al hacer pasadas avanzan en diagonal hacia adelante mientras disparan. <text:span text:style-name="T7">Infl</text:span> </text:p>
      <text:p text:style-name="P12"/>
      <text:p text:style-name="P12">Kamikaze Mk<text:span text:style-name="T8">III</text:span>: <text:span text:style-name="T5">Se ubican en la primera linea de la formacion. </text:span>No tienen armamento, <text:span text:style-name="T5">pero tiene la capacidad de seguir la nave del jugador por un tiempo, acercandose a el lentamente, para luego terminar su trayectoria a alta velocidad. Inflinge daño alto, aunque no tanto como los MkI.</text:span></text:p>
      <text:p text:style-name="P12"/>
      <text:p text:style-name="P13"/>
      <text:p text:style-name="P13"/>
      <text:p text:style-name="P13"/>
      <text:p text:style-name="P13"><text:soft-page-break/></text:p>
      <text:p text:style-name="P13">Cazas modificados: Cuentan con un arma especial, que inflinge mas daño que la de los cazas comunes, pero la pierden al recibir una cierta cantidad de daño. <text:span text:style-name="T6">Una vez que pierde el arma, abanona la formacion y se mueve de forma aleatoria hacia abajo, inflingiendo daño moderado si logra colisionar con el jugador. Mientras estan en la formacion realizan pasadas al igual que los cazas.</text:span></text:p>
      <text:p text:style-name="P13"/>
      <text:p text:style-name="P13"/>
      <text:p text:style-name="P14">Kamikazes MkII: Pueden seguir al jugador, permitiendoles acercarse con precision, pero se mueven <text:s text:c="2"/>considerablemente mas lento que los demas kamikazes. Tras recibir una cierta cantidad de daño pierden la capacidad de rastrear al jugador, y continuan moviendose de forma aleatoria. Se ubican en la primera fila y pueden recibir mucho daño antes de ser destruidas</text:p>
      <text:p text:style-name="P14"/>
      <text:p text:style-name="P14"/>
      <text:p text:style-name="P14">Power-Ups:</text:p>
      <text:p text:style-name="P14"><text:line-break/>Escudo:</text:p>
      <text:p text:style-name="P14">Este power up le otorgara al jugador un escudo que lo protege del daño del proximo kamikaze con el que impacte</text:p>
      <text:p text:style-name="P14"/>
      <text:p text:style-name="P14">EMP: Al activarse, todas las naves enemigas se quedaran quietas y no podran disparar durante su duracion.</text:p>
      <text:p text:style-name="P13"/>
      <text:p text:style-name="P13">Pocion: Restaura una cierta cantidad de puntos de vida al jugador</text:p>
      <text:p text:style-name="P13"/>
      <text:p text:style-name="P13">Mejora de daño: El arma del jugador inflingira daño aumentado por la duracion del efecto</text:p>
      <text:p text:style-name="P13"/>
      <text:p text:style-name="P13">Balas penetrantes: Las balas del jugador atravesaran unidades, inflingiendo daño a todo lo que atraviese.</text:p>
      <text:p text:style-name="P13"/>
      <text:p text:style-name="P8">Balas con knockback: las balas empujaran hacia atrás a los enemigos (?</text:p>
      <text:p text:style-name="P8"/>
      <text:p text:style-name="P8">Aumento velocidad de ataque: Aumentara la velocidad de disparo (?</text:p>
      <text:p text:style-name="P8"/>
      <text:p text:style-name="P8">Balas explosivas: las balas causaran daño en area al impactar (?</text:p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0:19:05.646000000</meta:creation-date>
    <dc:date>2018-08-29T19:19:15.203000000</dc:date>
    <meta:editing-duration>PT25M47S</meta:editing-duration>
    <meta:editing-cycles>2</meta:editing-cycles>
    <meta:generator>LibreOffice/4.3.6.2$Windows_x86 LibreOffice_project/d50a87b2e514536ed401c18000dad4660b6a169e</meta:generator>
    <meta:document-statistic meta:table-count="0" meta:image-count="0" meta:object-count="0" meta:page-count="3" meta:paragraph-count="32" meta:word-count="688" meta:character-count="4157" meta:non-whitespace-character-count="3495"/>
  </office:meta>
</office:document-meta>
</file>